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C0000011D1AFD74B05323FC69.png" manifest:media-type="image/png"/>
  <manifest:file-entry manifest:full-path="Pictures/10000201000002EE0000014FB1107978B6610606.png" manifest:media-type="image/png"/>
  <manifest:file-entry manifest:full-path="Pictures/10000201000001DC0000030C868C8EBCEB3B7B8C.png" manifest:media-type="image/png"/>
  <manifest:file-entry manifest:full-path="Pictures/10000201000001EB000002A28195B6C1BFC1428D.png" manifest:media-type="image/png"/>
  <manifest:file-entry manifest:full-path="Pictures/10000201000003200000012F869C5FD91FEEBFD6.png" manifest:media-type="image/png"/>
  <manifest:file-entry manifest:full-path="Pictures/10000201000002060000017FA2C05FACD6ADDD0E.png" manifest:media-type="image/png"/>
  <manifest:file-entry manifest:full-path="Pictures/10000201000002DB00000132CBF59DE96B4B657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5.3957in" svg:height="3.9898in" draw:z-index="0"><draw:image xlink:href="Pictures/10000201000002060000017FA2C05FACD6ADDD0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2" text:anchor-type="paragraph" svg:width="5.1146in" svg:height="7.0209in" draw:z-index="1"><draw:image xlink:href="Pictures/10000201000001EB000002A28195B6C1BFC1428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3" text:anchor-type="paragraph" svg:width="6.6929in" svg:height="2.5346in" draw:z-index="2"><draw:image xlink:href="Pictures/10000201000003200000012F869C5FD91FEEBFD6.png" xlink:type="simple" xlink:show="embed" xlink:actuate="onLoad"/></draw:frame><text:soft-page-break/></text:p>
      <text:p text:style-name="Standard"/>
      <text:p text:style-name="Standard"><draw:frame draw:style-name="fr3" draw:name="Image4" text:anchor-type="paragraph" svg:width="6.6929in" svg:height="2.8016in" draw:z-index="3"><draw:image xlink:href="Pictures/10000201000002DB00000132CBF59DE96B4B657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width="4.9583in" svg:height="8.1252in" draw:z-index="4"><draw:image xlink:href="Pictures/10000201000001DC0000030C868C8EBCEB3B7B8C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6" text:anchor-type="paragraph" svg:width="6.6929in" svg:height="2.989in" draw:z-index="5"><draw:image xlink:href="Pictures/10000201000002EE0000014FB1107978B6610606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<draw:frame draw:style-name="fr1" draw:name="Image7" text:anchor-type="paragraph" svg:width="3.4583in" svg:height="2.9689in" draw:z-index="6"><draw:image xlink:href="Pictures/100002010000014C0000011D1AFD74B05323FC6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6:41:35.066177972</meta:creation-date>
    <dc:date>2017-06-26T16:47:25.168967089</dc:date>
    <meta:editing-duration>PT5M49S</meta:editing-duration>
    <meta:editing-cycles>3</meta:editing-cycles>
    <meta:generator>LibreOffice/5.2.7.2$Linux_X86_64 LibreOffice_project/20m0$Build-2</meta:generator>
    <meta:document-statistic meta:table-count="0" meta:image-count="7" meta:object-count="0" meta:page-count="5" meta:paragraph-count="0" meta:word-count="0" meta:character-count="0" meta:non-whitespace-character-count="0"/>
  </office:meta>
</office:document-meta>
</file>